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officeooo:rsid="002c1799" officeooo:paragraph-rsid="0038bc8d"/>
    </style:style>
    <style:style style:name="P25" style:family="paragraph" style:parent-style-name="Standard">
      <style:text-properties officeooo:rsid="002c1799" officeooo:paragraph-rsid="003b6a2b"/>
    </style:style>
    <style:style style:name="P26" style:family="paragraph" style:parent-style-name="Standard">
      <style:text-properties style:text-position="super 58%" officeooo:rsid="002c1799" officeooo:paragraph-rsid="002c1799"/>
    </style:style>
    <style:style style:name="P27" style:family="paragraph" style:parent-style-name="Standard">
      <style:text-properties officeooo:rsid="002c8153" officeooo:paragraph-rsid="002c8153"/>
    </style:style>
    <style:style style:name="P28" style:family="paragraph" style:parent-style-name="Standard">
      <style:text-properties officeooo:rsid="002c8153" officeooo:paragraph-rsid="00367a3e"/>
    </style:style>
    <style:style style:name="P29" style:family="paragraph" style:parent-style-name="Standard">
      <style:text-properties officeooo:rsid="002c8153" officeooo:paragraph-rsid="00381714"/>
    </style:style>
    <style:style style:name="P30" style:family="paragraph" style:parent-style-name="Standard">
      <style:text-properties officeooo:rsid="002c8153" officeooo:paragraph-rsid="0038bc8d"/>
    </style:style>
    <style:style style:name="P31" style:family="paragraph" style:parent-style-name="Standard">
      <style:text-properties officeooo:rsid="002c8153" officeooo:paragraph-rsid="003b6a2b"/>
    </style:style>
    <style:style style:name="P32" style:family="paragraph" style:parent-style-name="Standard">
      <style:text-properties officeooo:rsid="002c8153" officeooo:paragraph-rsid="003fac11"/>
    </style:style>
    <style:style style:name="P33" style:family="paragraph" style:parent-style-name="Standard">
      <style:text-properties officeooo:rsid="003022aa" officeooo:paragraph-rsid="003022aa"/>
    </style:style>
    <style:style style:name="P34" style:family="paragraph" style:parent-style-name="Standard">
      <style:text-properties officeooo:rsid="003022aa" officeooo:paragraph-rsid="00367a3e"/>
    </style:style>
    <style:style style:name="P35" style:family="paragraph" style:parent-style-name="Standard">
      <style:text-properties officeooo:rsid="003022aa" officeooo:paragraph-rsid="0038bc8d"/>
    </style:style>
    <style:style style:name="P36" style:family="paragraph" style:parent-style-name="Standard">
      <style:text-properties officeooo:rsid="003022aa" officeooo:paragraph-rsid="003b6a2b"/>
    </style:style>
    <style:style style:name="P37" style:family="paragraph" style:parent-style-name="Standard">
      <style:text-properties officeooo:rsid="00319c39" officeooo:paragraph-rsid="00319c39"/>
    </style:style>
    <style:style style:name="P38" style:family="paragraph" style:parent-style-name="Standard">
      <style:text-properties officeooo:rsid="00319c39" officeooo:paragraph-rsid="00367a3e"/>
    </style:style>
    <style:style style:name="P39" style:family="paragraph" style:parent-style-name="Standard">
      <style:text-properties officeooo:rsid="00319c39" officeooo:paragraph-rsid="0038bc8d"/>
    </style:style>
    <style:style style:name="P40" style:family="paragraph" style:parent-style-name="Standard">
      <style:text-properties officeooo:rsid="00319c39" officeooo:paragraph-rsid="003b6a2b"/>
    </style:style>
    <style:style style:name="P41" style:family="paragraph" style:parent-style-name="Standard">
      <style:text-properties officeooo:rsid="00349b36" officeooo:paragraph-rsid="00349b36"/>
    </style:style>
    <style:style style:name="P42" style:family="paragraph" style:parent-style-name="Standard">
      <style:text-properties officeooo:rsid="00349b36" officeooo:paragraph-rsid="0038bc8d"/>
    </style:style>
    <style:style style:name="P43" style:family="paragraph" style:parent-style-name="Standard">
      <style:text-properties officeooo:rsid="00349b36" officeooo:paragraph-rsid="003b6a2b"/>
    </style:style>
    <style:style style:name="P44" style:family="paragraph" style:parent-style-name="Standard">
      <style:text-properties officeooo:rsid="0038bc8d" officeooo:paragraph-rsid="0038bc8d"/>
    </style:style>
    <style:style style:name="P45" style:family="paragraph" style:parent-style-name="Standard">
      <style:text-properties officeooo:rsid="0038bc8d" officeooo:paragraph-rsid="003b6a2b"/>
    </style:style>
    <style:style style:name="P46" style:family="paragraph" style:parent-style-name="Standard">
      <style:paragraph-properties fo:break-before="page"/>
      <style:text-properties officeooo:rsid="001c227a" officeooo:paragraph-rsid="0022f076"/>
    </style:style>
    <style:style style:name="P47" style:family="paragraph" style:parent-style-name="Standard" style:list-style-name="L1">
      <style:text-properties officeooo:paragraph-rsid="0013f2a7"/>
    </style:style>
    <style:style style:name="P48" style:family="paragraph" style:parent-style-name="Standard" style:list-style-name="L2">
      <style:text-properties officeooo:paragraph-rsid="001c227a"/>
    </style:style>
    <style:style style:name="P49" style:family="paragraph" style:parent-style-name="Standard" style:list-style-name="L3">
      <style:text-properties officeooo:rsid="001c227a" officeooo:paragraph-rsid="001c227a"/>
    </style:style>
    <style:style style:name="P50" style:family="paragraph" style:parent-style-name="Standard" style:list-style-name="L3">
      <style:text-properties officeooo:rsid="001c227a" officeooo:paragraph-rsid="0020443c"/>
    </style:style>
    <style:style style:name="P51" style:family="paragraph" style:parent-style-name="Standard" style:list-style-name="L3">
      <style:text-properties officeooo:rsid="001c227a" officeooo:paragraph-rsid="0022f076"/>
    </style:style>
    <style:style style:name="P52" style:family="paragraph" style:parent-style-name="Standard" style:list-style-name="L3">
      <style:text-properties officeooo:rsid="001c227a" officeooo:paragraph-rsid="0023f11a"/>
    </style:style>
    <style:style style:name="P53" style:family="paragraph" style:parent-style-name="Standard" style:list-style-name="L3">
      <style:text-properties officeooo:rsid="001c227a" officeooo:paragraph-rsid="0028e2eb"/>
    </style:style>
    <style:style style:name="P54" style:family="paragraph" style:parent-style-name="Standard" style:list-style-name="L3">
      <style:text-properties officeooo:rsid="001c227a" officeooo:paragraph-rsid="002b6e82"/>
    </style:style>
    <style:style style:name="P55" style:family="paragraph" style:parent-style-name="Standard" style:list-style-name="L3">
      <style:text-properties officeooo:rsid="002c1799" officeooo:paragraph-rsid="002c1799"/>
    </style:style>
    <style:style style:name="P56" style:family="paragraph" style:parent-style-name="Standard">
      <style:text-properties officeooo:rsid="00381714" officeooo:paragraph-rsid="003fac11"/>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style:text-position="super 58%" officeooo:rsid="0039937c"/>
    </style:style>
    <style:style style:name="T6" style:family="text">
      <style:text-properties officeooo:rsid="0014e0ed"/>
    </style:style>
    <style:style style:name="T7" style:family="text">
      <style:text-properties officeooo:rsid="001b1c88"/>
    </style:style>
    <style:style style:name="T8" style:family="text">
      <style:text-properties officeooo:rsid="0013f2a7"/>
    </style:style>
    <style:style style:name="T9" style:family="text">
      <style:text-properties officeooo:rsid="0020443c"/>
    </style:style>
    <style:style style:name="T10" style:family="text">
      <style:text-properties officeooo:rsid="0023f11a"/>
    </style:style>
    <style:style style:name="T11" style:family="text">
      <style:text-properties officeooo:rsid="002b2985"/>
    </style:style>
    <style:style style:name="T12" style:family="text">
      <style:text-properties officeooo:rsid="002c1be0"/>
    </style:style>
    <style:style style:name="T13" style:family="text">
      <style:text-properties officeooo:rsid="002de920"/>
    </style:style>
    <style:style style:name="T14" style:family="text">
      <style:text-properties officeooo:rsid="0032c04a"/>
    </style:style>
    <style:style style:name="T15" style:family="text">
      <style:text-properties officeooo:rsid="00367a3e"/>
    </style:style>
    <style:style style:name="T16" style:family="text">
      <style:text-properties officeooo:rsid="00381714"/>
    </style:style>
    <style:style style:name="T17" style:family="text">
      <style:text-properties officeooo:rsid="0039937c"/>
    </style:style>
    <style:style style:name="T18" style:family="text">
      <style:text-properties officeooo:rsid="003b6a2b"/>
    </style:style>
    <style:style style:name="T19" style:family="text">
      <style:text-properties officeooo:rsid="003d52de"/>
    </style:style>
    <style:style style:name="T20" style:family="text">
      <style:text-properties officeooo:rsid="003fac11"/>
    </style:style>
    <style:style style:name="T21" style:family="text">
      <style:text-properties officeooo:rsid="0040f59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5020427112466034" text:style-name="L1">
        <text:list-item>
          <text:p text:style-name="P47"><text:span text:style-name="T8">March 21</text:span><text:span text:style-name="T2">st</text:span><text:span text:style-name="T8">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6">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6">the </text:span>next meeting will be held Tuesday 29<text:span text:style-name="T1">th</text:span> of March after class, <text:span text:style-name="T6">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8407844001197604569" text:style-name="L2">
        <text:list-item>
          <text:p text:style-name="P48"><text:span text:style-name="T8">March 29</text:span><text:span text:style-name="T2">th</text:span><text:span text:style-name="T8"> 2016</text:span></text:p>
        </text:list-item>
      </text:list>
      <text:p text:style-name="P4"/>
      <text:p text:style-name="P6">We’ve quickly looked through our basic java files. <text:span text:style-name="T7">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8">Dennis, Jonas, Emil, Fredrik. (All)</text:span></text:p>
      <text:p text:style-name="P7"/>
      <text:list xml:id="list7088860518568382952" text:style-name="L3">
        <text:list-item>
          <text:p text:style-name="P49">April 1<text:span text:style-name="T1">st</text:span> 2016</text:p>
        </text:list-item>
      </text:list>
      <text:p text:style-name="P15"/>
      <text:p text:style-name="P15">Called Kristian, no reply but left a voicemail and hopefully he calls back. <text:span text:style-name="T9">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8">Dennis, Jonas, Emil, Fredrik. (All)</text:span></text:p>
      <text:p text:style-name="P5"/>
      <text:list xml:id="list130105172107158" text:continue-numbering="true" text:style-name="L3">
        <text:list-item>
          <text:p text:style-name="P50">A<text:span text:style-name="T9">pril 4</text:span><text:span text:style-name="T3">th</text:span><text:span text:style-name="T9"> 2016</text:span></text:p>
        </text:list-item>
      </text:list>
      <text:p text:style-name="P8"/>
      <text:p text:style-name="P17">Meeting was moved to April 5<text:span text:style-name="T1">th</text:span> 2016.</text:p>
      <text:p text:style-name="P9"/>
      <text:p text:style-name="P46"/>
      <text:list xml:id="list130106049537278" text:continue-numbering="true" text:style-name="L3">
        <text:list-item>
          <text:p text:style-name="P51">A<text:span text:style-name="T9">pril 5</text:span><text:span text:style-name="T3">th</text:span><text:span text:style-name="T9">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10">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8">Dennis, Jonas, Emil, Fredrik (All) + Client.</text:span></text:p>
      <text:p text:style-name="P18"/>
      <text:list xml:id="list130104782704113" text:continue-numbering="true" text:style-name="L3">
        <text:list-item>
          <text:p text:style-name="P52">A<text:span text:style-name="T9">pril 11</text:span><text:span text:style-name="T3">th</text:span><text:span text:style-name="T9">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1">We’ve agreed that all software design will be done before April 23</text:span><text:span text:style-name="T4">rd</text:span><text:span text:style-name="T11">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8">Dennis, Jonas, Emil, Fredrik (All) + Asger. Feedback &amp; open discussion.</text:span></text:p>
      <text:p text:style-name="P11"/>
      <text:list xml:id="list130104376977864" text:continue-numbering="true" text:style-name="L3">
        <text:list-item>
          <text:p text:style-name="P53">A<text:span text:style-name="T9">pril 12</text:span><text:span text:style-name="T3">th</text:span><text:span text:style-name="T9">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130104722546509" text:continue-numbering="true" text:style-name="L3">
        <text:list-item>
          <text:p text:style-name="P54">A<text:span text:style-name="T9">pril 18</text:span><text:span text:style-name="T3">th</text:span><text:span text:style-name="T9">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130104664336306" text:continue-numbering="true" text:style-name="L3">
        <text:list-item>
          <text:p text:style-name="P55">April 19<text:span text:style-name="T1">th</text:span> 2016</text:p>
        </text:list-item>
      </text:list>
      <text:p text:style-name="P27"/>
      <text:p text:style-name="P27">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7"/>
      <text:p text:style-name="P27">Next meeting: <text:span text:style-name="T13">ITO(Risk Analysis), Commence description of UP in Project.</text:span></text:p>
      <text:p text:style-name="P27"/>
      <text:p text:style-name="P27">Members Present: <text:span text:style-name="T12">Jonas, Emil, Dennis, Fredrik (All).</text:span></text:p>
      <text:p text:style-name="P27"/>
      <text:p text:style-name="P33">Developer Hours: 10 hours on ITO.</text:p>
      <text:p text:style-name="P33"/>
      <text:p text:style-name="P37">ITO: 10/20 – SWD: 0/70 – OSCA: 0/10 – SWK: 0/30 – <text:span text:style-name="T14">Buffer 0/61.5</text:span></text:p>
      <text:p text:style-name="P27"/>
      <text:p text:style-name="P27">ETA: 181,5 Hrs Remaining pr. Developer</text:p>
      <text:p text:style-name="P23"/>
      <text:list xml:id="list130104862660777" text:continue-numbering="true" text:style-name="L3">
        <text:list-item>
          <text:p text:style-name="P55">April 22<text:span text:style-name="T1">nd</text:span> 2016</text:p>
        </text:list-item>
        <text:list-item>
          <text:p text:style-name="P55"/>
        </text:list-item>
      </text:list>
      <text:p text:style-name="P41">Today we had some trouble finding a place to study as KEA was closed for the holidays. However we managed to get into KU, but <text:span text:style-name="T15">two</text:span> hour<text:span text:style-name="T15">s</text:span> after <text:span text:style-name="T21">scheduled</text:span>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5">while the teachings from class are still fresh in memory.</text:span></text:p>
      <text:p text:style-name="P41"/>
      <text:p text:style-name="P29">Next meeting: <text:span text:style-name="T16">Ask Signe about Normalization, Ask Asger about UP, Ask Kristian about SWOT</text:span></text:p>
      <text:p text:style-name="P29"><text:tab/><text:tab/><text:span text:style-name="T16">Continue DB Normalization, Finish UP, Finish ITO SWOT</text:span></text:p>
      <text:p text:style-name="P41"/>
      <text:p text:style-name="P28">Members Present: <text:span text:style-name="T12">Jonas, Fredrik (2 Short).</text:span></text:p>
      <text:p text:style-name="P28"/>
      <text:p text:style-name="P34">Developer Hours: <text:span text:style-name="T15">2</text:span> hours ITO, <text:span text:style-name="T15">2 hours from budget in unforeseen closing of KEA, 6 hours SWK</text:span></text:p>
      <text:p text:style-name="P34"/>
      <text:p text:style-name="P38">ITO: 1<text:span text:style-name="T15">2</text:span>/20 – SWD: 0/70 – OSCA: 0/10 – SWK: <text:span text:style-name="T15">6</text:span>/30 – <text:span text:style-name="T14">Buffer 2/61.5</text:span></text:p>
      <text:p text:style-name="P28"/>
      <text:p text:style-name="P28">ETA: 1<text:span text:style-name="T15">7</text:span>1,5 Hrs Remaining pr. Developer</text:p>
      <text:p text:style-name="P23"/>
      <text:list xml:id="list130105087947577" text:continue-numbering="true" text:style-name="L3">
        <text:list-item>
          <text:p text:style-name="P55">April 26<text:span text:style-name="T1">th</text:span> 2016</text:p>
        </text:list-item>
      </text:list>
      <text:p text:style-name="P23"/>
      <text:p text:style-name="P44">We’ve finally finished normalization of our database and initial scripts for the database. <text:span text:style-name="T17">We’re going to implement foreign keys next time. This log was written on April 29</text:span><text:span text:style-name="T5">th</text:span><text:span text:style-name="T17"> due to a glitch in the matrix. We managed to get in touch with Signe as well regarding questions for normalization, and got some good feedback on our process.</text:span></text:p>
      <text:p text:style-name="P23"/>
      <text:p text:style-name="P30">Next meeting: <text:span text:style-name="T16">Ask Asger about UP, Ask Kristian about SWOT</text:span></text:p>
      <text:p text:style-name="P30"><text:tab/><text:tab/><text:span text:style-name="T16">Finish UP, Finish ITO SWOT</text:span></text:p>
      <text:p text:style-name="P42"/>
      <text:p text:style-name="P30"><text:soft-page-break/>Members Present: <text:span text:style-name="T17">Dennis, Fredrik, Jonas&amp;Emil were there for half a session.</text:span></text:p>
      <text:p text:style-name="P30"/>
      <text:p text:style-name="P35">Developer Hours: <text:span text:style-name="T17">7 hours SWK, 3 hours SWD</text:span></text:p>
      <text:p text:style-name="P35"/>
      <text:p text:style-name="P39">ITO: 1<text:span text:style-name="T15">2</text:span>/20 – SWD: <text:span text:style-name="T17">3</text:span>/70 – OSCA: 0/10 – SWK: <text:span text:style-name="T17">13</text:span>/30 – <text:span text:style-name="T14">Buffer 2/61.5</text:span></text:p>
      <text:p text:style-name="P30"/>
      <text:p text:style-name="P30">ETA: 1<text:span text:style-name="T17">6</text:span>1,5 Hrs Remaining pr. Developer</text:p>
      <text:p text:style-name="P24"/>
      <text:list xml:id="list130105817459285" text:continue-numbering="true" text:style-name="L3">
        <text:list-item>
          <text:p text:style-name="P55">April 29<text:span text:style-name="T1">th</text:span> 2016</text:p>
        </text:list-item>
      </text:list>
      <text:p text:style-name="P45"/>
      <text:p text:style-name="P25"><text:s/><text:span text:style-name="T19">We completed our Database script with all the details and added the dummy information from our normalization processes. We revisited some old use cases and our now prototype version 1 has been amended to fit the current level of development. We’ve added certain features that had been forgotten and removed unnecessary fluff. We also found the necessary code and information to implement FTP and SMTP communication into our program and got that working with our server, so now we will be able to store CourseMaterial and Certificate copies online and send out certificates using emails on course participants from the database. A very productive day indeed.</text:span></text:p>
      <text:p text:style-name="P25"/>
      <text:p text:style-name="P32">Next meeting: </text:p>
      <text:p text:style-name="P32"><text:tab/><text:tab/><text:span text:style-name="T20">Add FTP SMTP editor to Prototype V2</text:span></text:p>
      <text:p text:style-name="P56"><text:tab/><text:tab/>Ask Asger about UP</text:p>
      <text:p text:style-name="P56"><text:tab/><text:tab/>Ask <text:span text:style-name="T21">Kristian</text:span> about SWOT</text:p>
      <text:p text:style-name="P32"><text:tab/><text:tab/><text:span text:style-name="T16">Finish UP</text:span></text:p>
      <text:p text:style-name="P56"><text:tab/><text:tab/>Finish ITO SWOT</text:p>
      <text:p text:style-name="P43"/>
      <text:p text:style-name="P31">Members Present: <text:span text:style-name="T17">Dennis, Fredrik, Jonas.</text:span></text:p>
      <text:p text:style-name="P31"/>
      <text:p text:style-name="P36">Developer Hours: <text:span text:style-name="T18">3 hours SWK, 7 hours SWD</text:span></text:p>
      <text:p text:style-name="P36"/>
      <text:p text:style-name="P40">ITO: 1<text:span text:style-name="T15">2</text:span>/20 – SWD: <text:span text:style-name="T18">10/</text:span>70 – OSCA: 0/10 – SWK: <text:span text:style-name="T17">16</text:span>/30 – <text:span text:style-name="T14">Buffer 2/61.5</text:span></text:p>
      <text:p text:style-name="P31"/>
      <text:p text:style-name="P31">ETA: 1<text:span text:style-name="T18">5</text:span>1,5 Hrs Remaining pr. Developer</text:p>
      <text:p text:style-name="P25"/>
      <text:list xml:id="list130105052491602" text:continue-numbering="true" text:style-name="L3">
        <text:list-item>
          <text:p text:style-name="P55">May 3<text:span text:style-name="T1">rd</text:span> 2016</text:p>
        </text:list-item>
        <text:list-item>
          <text:p text:style-name="P55">May 6<text:span text:style-name="T1">th</text:span> 2016</text:p>
        </text:list-item>
        <text:list-item>
          <text:p text:style-name="P55">May 10<text:span text:style-name="T1">th</text:span> 2016</text:p>
        </text:list-item>
        <text:list-item>
          <text:p text:style-name="P55">May 13<text:span text:style-name="T1">th</text:span> 2016</text:p>
        </text:list-item>
        <text:list-item>
          <text:p text:style-name="P55">May 17<text:span text:style-name="T1">th</text:span> 2016</text:p>
        </text:list-item>
        <text:list-item>
          <text:p text:style-name="P55">May 20<text:span text:style-name="T1">th</text:span> 2016</text:p>
        </text:list-item>
        <text:list-item>
          <text:p text:style-name="P55">May 24<text:span text:style-name="T1">th</text:span> 2016</text:p>
        </text:list-item>
        <text:list-item>
          <text:p text:style-name="P55">May 27<text:span text:style-name="T1">th</text:span> 2016</text:p>
        </text:list-item>
        <text:list-item>
          <text:p text:style-name="P55">May 31<text:span text:style-name="T1">st</text:span> 2016</text:p>
        </text:list-item>
      </text:list>
      <text:p text:style-name="P1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5-02T13:01:04.180000000</dc:date>
    <meta:editing-duration>PT6H37M11S</meta:editing-duration>
    <meta:editing-cycles>25</meta:editing-cycles>
    <meta:generator>LibreOffice/5.0.5.2$Windows_X86_64 LibreOffice_project/55b006a02d247b5f7215fc6ea0fde844b30035b3</meta:generator>
    <meta:document-statistic meta:table-count="0" meta:image-count="0" meta:object-count="0" meta:page-count="4" meta:paragraph-count="78" meta:word-count="1464" meta:character-count="8528" meta:non-whitespace-character-count="7128"/>
  </office:meta>
</office:document-meta>
</file>